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0.317cm"/>
    </style:style>
    <style:style style:name="co2" style:family="table-column">
      <style:table-column-properties fo:break-before="auto" style:column-width="2.268cm"/>
    </style:style>
    <style:style style:name="co3" style:family="table-column">
      <style:table-column-properties fo:break-before="auto" style:column-width="8.077cm"/>
    </style:style>
    <style:style style:name="co4" style:family="table-column">
      <style:table-column-properties fo:break-before="auto" style:column-width="3cm"/>
    </style:style>
    <style:style style:name="co6" style:family="table-column">
      <style:table-column-properties fo:break-before="auto" style:column-width="10.285cm"/>
    </style:style>
    <style:style style:name="co7" style:family="table-column">
      <style:table-column-properties fo:break-before="auto" style:column-width="8.998cm"/>
    </style:style>
    <style:style style:name="ro4" style:family="table-row">
      <style:table-row-properties style:row-height="0.423cm" fo:break-before="auto" style:use-optimal-row-height="true"/>
    </style:style>
    <style:style style:name="ro2" style:family="table-row">
      <style:table-row-properties style:row-height="0.443cm" fo:break-before="auto" style:use-optimal-row-height="true"/>
    </style:style>
    <style:style style:name="ro3" style:family="table-row">
      <style:table-row-properties style:row-height="0.478cm" fo:break-before="auto" style:use-optimal-row-height="true"/>
    </style:style>
    <style:style style:name="ro5" style:family="table-row">
      <style:table-row-properties style:row-height="0.534cm"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ext-properties style:font-name="Courier New"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4"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5" style:family="table-cell" style:parent-style-name="Excel_20_Built-in_20_Normal">
      <style:text-properties style:font-name="Courier New"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6" style:family="table-cell" style:parent-style-name="TableStyleLight1">
      <style:text-properties fo:color="#8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Excel_20_Built-in_20_Normal">
      <style:text-properties fo:color="#800000" style:text-outline="false" style:text-line-through-style="none" style:font-name="Courier New" fo:font-size="10pt" fo:language="en" fo:country="US" fo:font-style="normal" fo:text-shadow="none" style:text-underline-style="none" fo:font-weight="normal"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style>
    <style:style style:name="ce8" style:family="table-cell" style:parent-style-name="Excel_20_Built-in_20_Normal">
      <style:text-properties fo:language="el" fo:country="GR"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9" style:family="table-cell" style:parent-style-name="TableStyleLight1"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0" style:family="table-cell" style:parent-style-name="Excel_20_Built-in_20_Normal"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2" style:family="table-cell" style:parent-style-name="Default">
      <style:text-properties style:font-name="Courier New" fo:font-size="10pt" style:font-size-asian="10pt" style:font-size-complex="10pt"/>
    </style:style>
    <style:style style:name="T1" style:family="text">
      <style:text-properties fo:color="#0000c0" style:font-name="Courier New" fo:font-size="12pt" fo:font-style="italic" style:font-name-asian="Courier New" style:font-size-asian="12pt" style:font-style-asian="italic" style:font-name-complex="Courier New" style:font-size-complex="6.80000019073486pt" style:font-style-complex="italic"/>
    </style:style>
    <style:style style:name="T2" style:family="text">
      <style:text-properties fo:color="#800000" style:font-name="Courier New" fo:font-size="12pt" style:font-name-asian="Courier New" style:font-size-asian="12pt" style:font-name-complex="Courier New"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4"/>
        <table:table-column table:style-name="co4" table:default-cell-style-name="ce4"/>
        <table:table-column table:style-name="co6" table:default-cell-style-name="ce4"/>
        <table:table-column table:style-name="co4" table:default-cell-style-name="ce4"/>
        <table:table-column table:style-name="co4" table:default-cell-style-name="ce10"/>
        <table:table-column table:style-name="co4" table:default-cell-style-name="ce4"/>
        <table:table-column table:style-name="co7" table:default-cell-style-name="ce4"/>
        <table:table-column table:style-name="co4" table:number-columns-repeated="1013" table:default-cell-style-name="ce4"/>
        <table:table-column table:style-name="co4" table:number-columns-repeated="4" table:default-cell-style-name="ce12"/>
        <table:table-row table:style-name="ro3">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9" office:value-type="date" office:date-value="2013-12-03">
            <text:p>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3">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9" office:value-type="date" office:date-value="2013-12-03">
            <text:p>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3">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9" office:value-type="date" office:date-value="2013-12-03">
            <text:p>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3">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9" office:value-type="date" office:date-value="2013-12-03">
            <text:p>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3">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9" office:value-type="date" office:date-value="2013-12-03">
            <text:p>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3">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9" office:value-type="date" office:date-value="2013-12-03">
            <text:p>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3">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9" office:value-type="date" office:date-value="2013-12-03">
            <text:p>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3">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9" office:value-type="date" office:date-value="2013-12-03">
            <text:p>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3">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9" office:value-type="date" office:date-value="2013-12-03">
            <text:p>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3">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9" office:value-type="date" office:date-value="2013-12-03">
            <text:p>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3">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9" office:value-type="date" office:date-value="2013-12-03">
            <text:p>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3">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9" office:value-type="date" office:date-value="2013-12-03">
            <text:p>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3">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9" office:value-type="date" office:date-value="2013-12-03">
            <text:p>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3">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9" office:value-type="date" office:date-value="2013-12-03">
            <text:p>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3">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9" office:value-type="date" office:date-value="2013-12-03">
            <text:p>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3">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9" office:value-type="date" office:date-value="2013-12-03">
            <text:p>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3">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9" office:value-type="date" office:date-value="2013-12-03">
            <text:p>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3">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9" office:value-type="date" office:date-value="2013-12-03">
            <text:p>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3">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9" office:value-type="date" office:date-value="2013-12-03">
            <text:p>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3">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9" office:value-type="date" office:date-value="2013-12-03">
            <text:p>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3">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9" office:value-type="date" office:date-value="2013-12-03">
            <text:p>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3">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9" office:value-type="date" office:date-value="2013-12-03">
            <text:p>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3">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9" office:value-type="date" office:date-value="2013-12-03">
            <text:p>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3">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9" office:value-type="date" office:date-value="2013-12-03">
            <text:p>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3">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9" office:value-type="date" office:date-value="2013-12-03">
            <text:p>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3">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9" office:value-type="date" office:date-value="2013-12-03">
            <text:p>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3">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9" office:value-type="date" office:date-value="2013-12-03">
            <text:p>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3">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9" office:value-type="date" office:date-value="2013-12-03">
            <text:p>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3">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9" office:value-type="date" office:date-value="2013-12-03">
            <text:p>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3">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9" office:value-type="date" office:date-value="2013-12-03">
            <text:p>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3">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9" office:value-type="date" office:date-value="2013-12-03">
            <text:p>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3">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9" office:value-type="date" office:date-value="2013-12-03">
            <text:p>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3">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9" office:value-type="date" office:date-value="2013-12-03">
            <text:p>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3">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9" office:value-type="date" office:date-value="2013-12-03">
            <text:p>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3">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9" office:value-type="date" office:date-value="2013-12-03">
            <text:p>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3">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9" office:value-type="date" office:date-value="2013-12-03">
            <text:p>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3">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9" office:value-type="date" office:date-value="2013-12-03">
            <text:p>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3">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9" office:value-type="date" office:date-value="2013-12-03">
            <text:p>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3">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9" office:value-type="date" office:date-value="2013-12-03">
            <text:p>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3">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9" office:value-type="date" office:date-value="2013-12-03">
            <text:p>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3">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9" office:value-type="date" office:date-value="2013-12-03">
            <text:p>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3">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9" office:value-type="date" office:date-value="2013-12-03">
            <text:p>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3">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9" office:value-type="date" office:date-value="2013-12-03">
            <text:p>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3">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9" office:value-type="date" office:date-value="2013-12-03">
            <text:p>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3">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9" office:value-type="date" office:date-value="2013-12-03">
            <text:p>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3">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9" office:value-type="date" office:date-value="2013-12-03">
            <text:p>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3">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9" office:value-type="date" office:date-value="2013-12-03">
            <text:p>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3">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9" office:value-type="date" office:date-value="2013-12-03">
            <text:p>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3">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9" office:value-type="date" office:date-value="2013-12-03">
            <text:p>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3">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9" office:value-type="date" office:date-value="2013-12-03">
            <text:p>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3">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9" office:value-type="date" office:date-value="2013-12-03">
            <text:p>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3">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9" office:value-type="date" office:date-value="2013-12-03">
            <text:p>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3">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9" office:value-type="date" office:date-value="2013-12-03">
            <text:p>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3">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9" office:value-type="date" office:date-value="2013-12-03">
            <text:p>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3">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9" office:value-type="date" office:date-value="2013-12-03">
            <text:p>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3">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9" office:value-type="date" office:date-value="2013-12-03">
            <text:p>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3">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9" office:value-type="date" office:date-value="2013-12-03">
            <text:p>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3">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9" office:value-type="date" office:date-value="2013-12-03">
            <text:p>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3">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9" office:value-type="date" office:date-value="2013-12-03">
            <text:p>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3">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9" office:value-type="date" office:date-value="2013-12-03">
            <text:p>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3">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9" office:value-type="date" office:date-value="2013-12-03">
            <text:p>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3">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9" office:value-type="date" office:date-value="2013-12-03">
            <text:p>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3">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9" office:value-type="date" office:date-value="2013-12-03">
            <text:p>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3">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3">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3">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9" office:value-type="date" office:date-value="2013-12-03">
            <text:p>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3">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9" office:value-type="date" office:date-value="2013-12-03">
            <text:p>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3">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9" office:value-type="date" office:date-value="2013-12-03">
            <text:p>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3">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9" office:value-type="date" office:date-value="2013-12-03">
            <text:p>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3">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9" office:value-type="date" office:date-value="2013-12-03">
            <text:p>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3">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9" office:value-type="date" office:date-value="2013-12-03">
            <text:p>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3">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9" office:value-type="date" office:date-value="2013-12-03">
            <text:p>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3">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9" office:value-type="date" office:date-value="2013-12-03">
            <text:p>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3">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9" office:value-type="date" office:date-value="2013-12-03">
            <text:p>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3">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9" office:value-type="date" office:date-value="2013-12-03">
            <text:p>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3">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9" office:value-type="date" office:date-value="2013-12-03">
            <text:p>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3">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9" office:value-type="date" office:date-value="2013-12-03">
            <text:p>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3">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9" office:value-type="date" office:date-value="2013-12-03">
            <text:p>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3">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9" office:value-type="date" office:date-value="2013-12-03">
            <text:p>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3">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9" office:value-type="date" office:date-value="2013-12-03">
            <text:p>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3">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9" office:value-type="date" office:date-value="2013-12-03">
            <text:p>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3">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9" office:value-type="date" office:date-value="2013-12-03">
            <text:p>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3">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9" office:value-type="date" office:date-value="2013-12-03">
            <text:p>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3">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9" office:value-type="date" office:date-value="2013-12-03">
            <text:p>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3">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9" office:value-type="date" office:date-value="2013-12-03">
            <text:p>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3">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9" office:value-type="date" office:date-value="2013-12-03">
            <text:p>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3">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9" office:value-type="date" office:date-value="2013-12-03">
            <text:p>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3">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9" office:value-type="date" office:date-value="2013-12-03">
            <text:p>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3">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9" office:value-type="date" office:date-value="2013-12-03">
            <text:p>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3">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9" office:value-type="date" office:date-value="2013-12-03">
            <text:p>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3">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9" office:value-type="date" office:date-value="2013-12-03">
            <text:p>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3">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9" office:value-type="date" office:date-value="2013-12-03">
            <text:p>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3">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9" office:value-type="date" office:date-value="2013-12-03">
            <text:p>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3">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9" office:value-type="date" office:date-value="2013-12-03">
            <text:p>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3">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3">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9" office:value-type="date" office:date-value="2013-12-03">
            <text:p>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3">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9" office:value-type="date" office:date-value="2013-12-03">
            <text:p>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3">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3">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9" office:value-type="date" office:date-value="2013-12-03">
            <text:p>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3">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9" office:value-type="date" office:date-value="2013-12-03">
            <text:p>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3">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9" office:value-type="date" office:date-value="2013-12-03">
            <text:p>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3">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Nomination Committee unless the field 'Decision to form committee' has been filled in.</text:p>
          </table:table-cell>
          <table:table-cell table:style-name="ce9" office:value-type="date" office:date-value="2013-12-03">
            <text:p>3/12/2013</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Nomination Committee unless the field 'Decision to form committee' has been filled in.">
            <text:p>error.committee.missing.apofasi.systasis.epitropis=Cannot save Nomination Committee unless the field 'Decision to form committee' has been filled in.</text:p>
          </table:table-cell>
          <table:table-cell table:number-columns-repeated="1016"/>
        </table:table-row>
        <table:table-row table:style-name="ro3">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committee you need to fill first the field “Due date for candidates to declare evaluators”</text:p>
          </table:table-cell>
          <table:table-cell table:style-name="ce9" office:value-type="date" office:date-value="2013-12-03">
            <text:p>3/12/2013</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committee you need to fill first the field “Due date for candidates to declare evaluators”">
            <text:p>error.committee.missing.candidacyEvalutions.dueDate=In order to save committee you need to fill first the field “Due date for candidates to declare evaluators”</text:p>
          </table:table-cell>
          <table:table-cell table:number-columns-repeated="1016"/>
        </table:table-row>
        <table:table-row table:style-name="ro3">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9" office:value-type="date" office:date-value="2013-12-03">
            <text:p>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3">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9" office:value-type="date" office:date-value="2013-12-03">
            <text:p>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3">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9" office:value-type="date" office:date-value="2013-12-03">
            <text:p>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3">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9" office:value-type="date" office:date-value="2013-12-03">
            <text:p>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3">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3">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3">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9" office:value-type="date" office:date-value="2013-12-03">
            <text:p>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3">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9" office:value-type="date" office:date-value="2013-12-03">
            <text:p>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3">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9" office:value-type="date" office:date-value="2013-12-03">
            <text:p>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3">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9" office:value-type="date" office:date-value="2013-12-03">
            <text:p>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3">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9" office:value-type="date" office:date-value="2013-12-03">
            <text:p>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3">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9" office:value-type="date" office:date-value="2013-12-03">
            <text:p>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3">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9" office:value-type="date" office:date-value="2013-12-03">
            <text:p>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3">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9" office:value-type="date" office:date-value="2013-12-03">
            <text:p>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3">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9" office:value-type="date" office:date-value="2013-12-03">
            <text:p>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3">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9" office:value-type="date" office:date-value="2013-12-03">
            <text:p>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3">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9" office:value-type="date" office:date-value="2013-12-03">
            <text:p>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3">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3">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9" office:value-type="date" office:date-value="2013-12-03">
            <text:p>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3">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9" office:value-type="date" office:date-value="2013-12-03">
            <text:p>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3">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9" office:value-type="date" office:date-value="2013-12-03">
            <text:p>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3">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9" office:value-type="date" office:date-value="2013-12-03">
            <text:p>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3">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9" office:value-type="date" office:date-value="2013-12-03">
            <text:p>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3">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9" office:value-type="date" office:date-value="2013-12-03">
            <text:p>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3">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9" office:value-type="date" office:date-value="2013-12-03">
            <text:p>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3">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9" office:value-type="date" office:date-value="2013-12-03">
            <text:p>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3">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3">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9" office:value-type="date" office:date-value="2013-12-03">
            <text:p>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3">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9" office:value-type="date" office:date-value="2013-12-03">
            <text:p>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3">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9" office:value-type="date" office:date-value="2013-12-03">
            <text:p>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3">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9" office:value-type="date" office:date-value="2013-12-03">
            <text:p>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3">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9" office:value-type="date" office:date-value="2013-12-03">
            <text:p>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3">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9" office:value-type="date" office:date-value="2013-12-03">
            <text:p>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3">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3">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Nomination Proceedings' needs to be filled in before selecting nominated or second nominated candidate.</text:p>
          </table:table-cell>
          <table:table-cell table:style-name="ce9" office:value-type="date" office:date-value="2013-12-03">
            <text:p>3/12/2013</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Nomination Proceedings' needs to be filled in before selecting nominated or second nominated candidate.">
            <text:p>error.nomination.missing.praktiko.epilogis=The field 'Nomination Proceedings' needs to be filled in before selecting nominated or second nominated candidate.</text:p>
          </table:table-cell>
          <table:table-cell table:number-columns-repeated="1016"/>
        </table:table-row>
        <table:table-row table:style-name="ro3">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9" office:value-type="date" office:date-value="2013-12-03">
            <text:p>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3">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9" office:value-type="date" office:date-value="2013-12-03">
            <text:p>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3">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3">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3">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9" office:value-type="date" office:date-value="2013-12-03">
            <text:p>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3">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3">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3">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9" office:value-type="date" office:date-value="2013-12-03">
            <text:p>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3">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9" office:value-type="date" office:date-value="2013-12-03">
            <text:p>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3">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3">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3">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Nomination Proceedings'.</text:p>
          </table:table-cell>
          <table:table-cell table:style-name="ce9" office:value-type="date" office:date-value="2013-12-03">
            <text:p>3/12/2013</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Nomination Proceedings'.">
            <text:p>error.position.phase.stelexomeni.missing.praktiko.epilogis=You need to specify the field 'Nomination Proceedings'.</text:p>
          </table:table-cell>
          <table:table-cell table:number-columns-repeated="1016"/>
        </table:table-row>
        <table:table-row table:style-name="ro3">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Nomination Committee.</text:p>
          </table:table-cell>
          <table:table-cell table:style-name="ce9" office:value-type="date" office:date-value="2013-12-03">
            <text:p>3/12/2013</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Nomination Committee.">
            <text:p>error.professor.is.committee.member=Cannot deactivate the profile; the Professor is an active member in a Nomination Committee.</text:p>
          </table:table-cell>
          <table:table-cell table:number-columns-repeated="1016"/>
        </table:table-row>
        <table:table-row table:style-name="ro3">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9" office:value-type="date" office:date-value="2013-12-03">
            <text:p>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3">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9" office:value-type="date" office:date-value="2013-12-03">
            <text:p>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3">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9" office:value-type="date" office:date-value="2013-12-03">
            <text:p>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3">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9" office:value-type="date" office:date-value="2013-12-03">
            <text:p>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3">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9" office:value-type="date" office:date-value="2013-12-03">
            <text:p>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3">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9" office:value-type="date" office:date-value="2013-12-03">
            <text:p>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3">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9" office:value-type="date" office:date-value="2013-12-03">
            <text:p>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3">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9" office:value-type="date" office:date-value="2013-12-03">
            <text:p>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3">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9" office:value-type="date" office:date-value="2013-12-03">
            <text:p>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3">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9" office:value-type="date" office:date-value="2013-12-03">
            <text:p>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3">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9" office:value-type="date" office:date-value="2013-12-03">
            <text:p>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3">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9" office:value-type="date" office:date-value="2013-12-03">
            <text:p>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3">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9" office:value-type="date" office:date-value="2013-12-03">
            <text:p>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3">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9" office:value-type="date" office:date-value="2013-12-03">
            <text:p>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3">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9" office:value-type="date" office:date-value="2013-12-03">
            <text:p>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3">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9" office:value-type="date" office:date-value="2013-12-03">
            <text:p>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3">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9" office:value-type="date" office:date-value="2013-12-03">
            <text:p>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3">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9" office:value-type="date" office:date-value="2013-12-03">
            <text:p>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3">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9" office:value-type="date" office:date-value="2013-12-03">
            <text:p>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3">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9" office:value-type="date" office:date-value="2013-12-03">
            <text:p>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3">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9" office:value-type="date" office:date-value="2013-12-03">
            <text:p>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3">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9" office:value-type="date" office:date-value="2013-12-03">
            <text:p>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3">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9" office:value-type="date" office:date-value="2013-12-03">
            <text:p>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3">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9" office:value-type="date" office:date-value="2013-12-03">
            <text:p>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3">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9" office:value-type="date" office:date-value="2013-12-03">
            <text:p>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3">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9" office:value-type="date" office:date-value="2013-12-03">
            <text:p>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3">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9" office:value-type="date" office:date-value="2013-12-03">
            <text:p>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3">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9" office:value-type="date" office:date-value="2013-12-03">
            <text:p>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3">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9" office:value-type="date" office:date-value="2013-12-03">
            <text:p>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3">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3">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9" office:value-type="date" office:date-value="2013-12-03">
            <text:p>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3">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3">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9" office:value-type="date" office:date-value="2013-12-03">
            <text:p>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3">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3">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9" office:value-type="date" office:date-value="2013-12-03">
            <text:p>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3">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9" office:value-type="date" office:date-value="2013-12-03">
            <text:p>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3">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9" office:value-type="date" office:date-value="2013-12-03">
            <text:p>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3">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3">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9" office:value-type="date" office:date-value="2013-12-03">
            <text:p>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3">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9" office:value-type="date" office:date-value="2013-12-03">
            <text:p>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3">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9" office:value-type="date" office:date-value="2013-12-03">
            <text:p>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3">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9" office:value-type="date" office:date-value="2013-12-03">
            <text:p>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3">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9" office:value-type="date" office:date-value="2013-12-03">
            <text:p>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3">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9" office:value-type="date" office:date-value="2013-12-03">
            <text:p>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3">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9" office:value-type="date" office:date-value="2013-12-03">
            <text:p>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3">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9" office:value-type="date" office:date-value="2013-12-03">
            <text:p>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3">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9" office:value-type="date" office:date-value="2013-12-03">
            <text:p>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3">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9" office:value-type="date" office:date-value="2013-12-03">
            <text:p>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3">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9" office:value-type="date" office:date-value="2013-12-03">
            <text:p>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3">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9" office:value-type="date" office:date-value="2013-12-03">
            <text:p>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3">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9" office:value-type="date" office:date-value="2013-12-03">
            <text:p>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3">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9" office:value-type="date" office:date-value="2013-12-03">
            <text:p>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3">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9" office:value-type="date" office:date-value="2013-12-03">
            <text:p>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3">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9" office:value-type="date" office:date-value="2013-12-03">
            <text:p>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3">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9" office:value-type="date" office:date-value="2013-12-03">
            <text:p>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3">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9" office:value-type="date" office:date-value="2013-12-03">
            <text:p>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3">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9" office:value-type="date" office:date-value="2013-12-03">
            <text:p>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3">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9" office:value-type="date" office:date-value="2013-12-03">
            <text:p>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3">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9" office:value-type="date" office:date-value="2013-12-03">
            <text:p>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3">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9" office:value-type="date" office:date-value="2013-12-03">
            <text:p>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3">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9" office:value-type="date" office:date-value="2013-12-03">
            <text:p>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3">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9" office:value-type="date" office:date-value="2013-12-03">
            <text:p>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3">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9" office:value-type="date" office:date-value="2013-12-03">
            <text:p>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3">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9" office:value-type="date" office:date-value="2013-12-03">
            <text:p>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3">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9" office:value-type="date" office:date-value="2013-12-03">
            <text:p>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3">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9" office:value-type="date" office:date-value="2013-12-03">
            <text:p>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3">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9" office:value-type="date" office:date-value="2013-12-03">
            <text:p>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3">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9" office:value-type="date" office:date-value="2013-12-03">
            <text:p>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3">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9" office:value-type="date" office:date-value="2013-12-03">
            <text:p>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9" office:value-type="date" office:date-value="2013-12-03">
            <text:p>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3">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9" office:value-type="date" office:date-value="2013-12-03">
            <text:p>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3">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9" office:value-type="date" office:date-value="2013-12-03">
            <text:p>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3">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9" office:value-type="date" office:date-value="2013-12-03">
            <text:p>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3">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9" office:value-type="date" office:date-value="2013-12-03">
            <text:p>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3">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9" office:value-type="date" office:date-value="2013-12-03">
            <text:p>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3">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9" office:value-type="date" office:date-value="2013-12-03">
            <text:p>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3">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9" office:value-type="date" office:date-value="2013-12-03">
            <text:p>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3">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9" office:value-type="date" office:date-value="2013-12-03">
            <text:p>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3">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9" office:value-type="date" office:date-value="2013-12-03">
            <text:p>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3">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9" office:value-type="date" office:date-value="2013-12-03">
            <text:p>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3">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9" office:value-type="date" office:date-value="2013-12-03">
            <text:p>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3">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9" office:value-type="date" office:date-value="2013-12-03">
            <text:p>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3">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9" office:value-type="date" office:date-value="2013-12-03">
            <text:p>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3">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9" office:value-type="date" office:date-value="2013-12-03">
            <text:p>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3">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9" office:value-type="date" office:date-value="2013-12-03">
            <text:p>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3">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9" office:value-type="date" office:date-value="2013-12-03">
            <text:p>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3">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9" office:value-type="date" office:date-value="2013-12-03">
            <text:p>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3">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9" office:value-type="date" office:date-value="2013-12-03">
            <text:p>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3">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9" office:value-type="date" office:date-value="2013-12-03">
            <text:p>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3">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9" office:value-type="date" office:date-value="2013-12-03">
            <text:p>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3">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9" office:value-type="date" office:date-value="2013-12-03">
            <text:p>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3">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9" office:value-type="date" office:date-value="2013-12-03">
            <text:p>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3">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9" office:value-type="date" office:date-value="2013-12-03">
            <text:p>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3">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9" office:value-type="date" office:date-value="2013-12-03">
            <text:p>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3">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9" office:value-type="date" office:date-value="2013-12-03">
            <text:p>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3">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9" office:value-type="date" office:date-value="2013-12-03">
            <text:p>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3">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9" office:value-type="date" office:date-value="2013-12-03">
            <text:p>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3">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9" office:value-type="date" office:date-value="2013-12-03">
            <text:p>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3">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9" office:value-type="date" office:date-value="2013-12-03">
            <text:p>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3">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9" office:value-type="date" office:date-value="2013-12-03">
            <text:p>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3">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9" office:value-type="date" office:date-value="2013-12-03">
            <text:p>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3">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9" office:value-type="date" office:date-value="2013-12-03">
            <text:p>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3">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9" office:value-type="date" office:date-value="2013-12-03">
            <text:p>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3">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9" office:value-type="date" office:date-value="2013-12-03">
            <text:p>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3">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9" office:value-type="date" office:date-value="2013-12-03">
            <text:p>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3">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9" office:value-type="date" office:date-value="2013-12-03">
            <text:p>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3">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9" office:value-type="date" office:date-value="2013-12-03">
            <text:p>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3">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9" office:value-type="date" office:date-value="2013-12-03">
            <text:p>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3">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9" office:value-type="date" office:date-value="2013-12-03">
            <text:p>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3">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9" office:value-type="date" office:date-value="2013-12-03">
            <text:p>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3">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9" office:value-type="date" office:date-value="2013-12-03">
            <text:p>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3">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9" office:value-type="date" office:date-value="2013-12-03">
            <text:p>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3">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9" office:value-type="date" office:date-value="2013-12-03">
            <text:p>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3">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9" office:value-type="date" office:date-value="2013-12-03">
            <text:p>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3">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9" office:value-type="date" office:date-value="2013-12-03">
            <text:p>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3">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9" office:value-type="date" office:date-value="2013-12-03">
            <text:p>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3">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9" office:value-type="date" office:date-value="2013-12-03">
            <text:p>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3">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9" office:value-type="date" office:date-value="2013-12-03">
            <text:p>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3">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9" office:value-type="date" office:date-value="2013-12-03">
            <text:p>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3">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9" office:value-type="date" office:date-value="2013-12-03">
            <text:p>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3">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9" office:value-type="date" office:date-value="2013-12-03">
            <text:p>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3">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9" office:value-type="date" office:date-value="2013-12-03">
            <text:p>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3">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9" office:value-type="date" office:date-value="2013-12-03">
            <text:p>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3">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9" office:value-type="date" office:date-value="2013-12-03">
            <text:p>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3">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9" office:value-type="date" office:date-value="2013-12-03">
            <text:p>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3">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9" office:value-type="date" office:date-value="2013-12-03">
            <text:p>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3">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Nominated Candidate</text:p>
          </table:table-cell>
          <table:table-cell table:style-name="ce9" office:value-type="date" office:date-value="2013-12-03">
            <text:p>3/12/2013</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Nominated Candidate">
            <text:p>NominatedCandidacy=Nominated Candidate</text:p>
          </table:table-cell>
          <table:table-cell table:number-columns-repeated="1016"/>
        </table:table-row>
        <table:table-row table:style-name="ro3">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9" office:value-type="date" office:date-value="2013-12-03">
            <text:p>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3">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9" office:value-type="date" office:date-value="2013-12-03">
            <text:p>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3">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9" office:value-type="date" office:date-value="2013-12-03">
            <text:p>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3">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9" office:value-type="date" office:date-value="2013-12-03">
            <text:p>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3">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9" office:value-type="date" office:date-value="2013-12-03">
            <text:p>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3">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9" office:value-type="date" office:date-value="2013-12-03">
            <text:p>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3">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9" office:value-type="date" office:date-value="2013-12-03">
            <text:p>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3">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9" office:value-type="date" office:date-value="2013-12-03">
            <text:p>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3">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9" office:value-type="date" office:date-value="2013-12-03">
            <text:p>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3">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9" office:value-type="date" office:date-value="2013-12-03">
            <text:p>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3">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9" office:value-type="date" office:date-value="2013-12-03">
            <text:p>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3">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9" office:value-type="date" office:date-value="2013-12-03">
            <text:p>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3">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9" office:value-type="date" office:date-value="2013-12-03">
            <text:p>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3">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9" office:value-type="date" office:date-value="2013-12-03">
            <text:p>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3">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9" office:value-type="date" office:date-value="2013-12-03">
            <text:p>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3">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9" office:value-type="date" office:date-value="2013-12-03">
            <text:p>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3">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9" office:value-type="date" office:date-value="2013-12-03">
            <text:p>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3">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9" office:value-type="date" office:date-value="2013-12-03">
            <text:p>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3">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9" office:value-type="date" office:date-value="2013-12-03">
            <text:p>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3">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9" office:value-type="date" office:date-value="2013-12-03">
            <text:p>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3">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9" office:value-type="date" office:date-value="2013-12-03">
            <text:p>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3">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9" office:value-type="date" office:date-value="2013-12-03">
            <text:p>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3">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9" office:value-type="date" office:date-value="2013-12-03">
            <text:p>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3">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9" office:value-type="date" office:date-value="2013-12-03">
            <text:p>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3">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9" office:value-type="date" office:date-value="2013-12-03">
            <text:p>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3">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9" office:value-type="date" office:date-value="2013-12-03">
            <text:p>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3">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9" office:value-type="date" office:date-value="2013-12-03">
            <text:p>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3">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9" office:value-type="date" office:date-value="2013-12-03">
            <text:p>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3">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9" office:value-type="date" office:date-value="2013-12-03">
            <text:p>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3">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9" office:value-type="date" office:date-value="2013-12-03">
            <text:p>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3">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9" office:value-type="date" office:date-value="2013-12-03">
            <text:p>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3">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9" office:value-type="date" office:date-value="2013-12-03">
            <text:p>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3">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9" office:value-type="date" office:date-value="2013-12-03">
            <text:p>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3">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9" office:value-type="date" office:date-value="2013-12-03">
            <text:p>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3">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9" office:value-type="date" office:date-value="2013-12-03">
            <text:p>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3">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9" office:value-type="date" office:date-value="2013-12-03">
            <text:p>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3">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9" office:value-type="date" office:date-value="2013-12-03">
            <text:p>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3">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9" office:value-type="date" office:date-value="2013-12-03">
            <text:p>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3">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9" office:value-type="date" office:date-value="2013-12-03">
            <text:p>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3">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9" office:value-type="date" office:date-value="2013-12-03">
            <text:p>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3">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9" office:value-type="date" office:date-value="2013-12-03">
            <text:p>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3">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9" office:value-type="date" office:date-value="2013-12-03">
            <text:p>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3">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9" office:value-type="date" office:date-value="2013-12-03">
            <text:p>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3">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9" office:value-type="date" office:date-value="2013-12-03">
            <text:p>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3">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9" office:value-type="date" office:date-value="2013-12-03">
            <text:p>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3">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9" office:value-type="date" office:date-value="2013-12-03">
            <text:p>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3">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9" office:value-type="date" office:date-value="2013-12-03">
            <text:p>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3">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9" office:value-type="date" office:date-value="2013-12-03">
            <text:p>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3">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9" office:value-type="date" office:date-value="2013-12-03">
            <text:p>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3">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9" office:value-type="date" office:date-value="2013-12-03">
            <text:p>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3">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9" office:value-type="date" office:date-value="2013-12-03">
            <text:p>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3">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9" office:value-type="date" office:date-value="2013-12-03">
            <text:p>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3">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9" office:value-type="date" office:date-value="2013-12-03">
            <text:p>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3">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9" office:value-type="date" office:date-value="2013-12-03">
            <text:p>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3">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9" office:value-type="date" office:date-value="2013-12-03">
            <text:p>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3">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9" office:value-type="date" office:date-value="2013-12-03">
            <text:p>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3">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9" office:value-type="date" office:date-value="2013-12-03">
            <text:p>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3">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9" office:value-type="date" office:date-value="2013-12-03">
            <text:p>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3">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9" office:value-type="date" office:date-value="2013-12-03">
            <text:p>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3">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9" office:value-type="date" office:date-value="2013-12-03">
            <text:p>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3">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9" office:value-type="date" office:date-value="2013-12-03">
            <text:p>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3">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9" office:value-type="date" office:date-value="2013-12-03">
            <text:p>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3">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9" office:value-type="date" office:date-value="2013-12-03">
            <text:p>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3">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9" office:value-type="date" office:date-value="2013-12-03">
            <text:p>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3">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9" office:value-type="date" office:date-value="2013-12-03">
            <text:p>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3">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Nomination Committee</text:p>
          </table:table-cell>
          <table:table-cell table:style-name="ce9" office:value-type="date" office:date-value="2013-12-03">
            <text:p>3/12/2013</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Nomination Committee">
            <text:p>ProsklisiKosmitoraFile=Dean's invitation for convocation of Nomination Committee</text:p>
          </table:table-cell>
          <table:table-cell table:number-columns-repeated="1016"/>
        </table:table-row>
        <table:table-row table:style-name="ro3">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9" office:value-type="date" office:date-value="2013-12-03">
            <text:p>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3">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9" office:value-type="date" office:date-value="2013-12-03">
            <text:p>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3">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9" office:value-type="date" office:date-value="2013-12-03">
            <text:p>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3">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9" office:value-type="date" office:date-value="2013-12-03">
            <text:p>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3">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9" office:value-type="date" office:date-value="2013-12-03">
            <text:p>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3">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9" office:value-type="date" office:date-value="2013-12-03">
            <text:p>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3">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9" office:value-type="date" office:date-value="2013-12-03">
            <text:p>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3">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9" office:value-type="date" office:date-value="2013-12-03">
            <text:p>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3">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9" office:value-type="date" office:date-value="2013-12-03">
            <text:p>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3">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9" office:value-type="date" office:date-value="2013-12-03">
            <text:p>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3">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9" office:value-type="date" office:date-value="2013-12-03">
            <text:p>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3">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9" office:value-type="date" office:date-value="2013-12-03">
            <text:p>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3">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9" office:value-type="date" office:date-value="2013-12-03">
            <text:p>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3">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9" office:value-type="date" office:date-value="2013-12-03">
            <text:p>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3">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9" office:value-type="date" office:date-value="2013-12-03">
            <text:p>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3">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9" office:value-type="date" office:date-value="2013-12-03">
            <text:p>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3">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9" office:value-type="date" office:date-value="2013-12-03">
            <text:p>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3">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9" office:value-type="date" office:date-value="2013-12-03">
            <text:p>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3">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9" office:value-type="date" office:date-value="2013-12-03">
            <text:p>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3">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9" office:value-type="date" office:date-value="2013-12-03">
            <text:p>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3">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9" office:value-type="date" office:date-value="2013-12-03">
            <text:p>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3">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9" office:value-type="date" office:date-value="2013-12-03">
            <text:p>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3">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9" office:value-type="date" office:date-value="2013-12-03">
            <text:p>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3">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9" office:value-type="date" office:date-value="2013-12-03">
            <text:p>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3">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9" office:value-type="date" office:date-value="2013-12-03">
            <text:p>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3">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9" office:value-type="date" office:date-value="2013-12-03">
            <text:p>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3">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9" office:value-type="date" office:date-value="2013-12-03">
            <text:p>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3">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9" office:value-type="date" office:date-value="2013-12-03">
            <text:p>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3">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9" office:value-type="date" office:date-value="2013-12-03">
            <text:p>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3">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9" office:value-type="date" office:date-value="2013-12-03">
            <text:p>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3">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9" office:value-type="date" office:date-value="2013-12-03">
            <text:p>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3">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9" office:value-type="date" office:date-value="2013-12-03">
            <text:p>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3">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9" office:value-type="date" office:date-value="2013-12-03">
            <text:p>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3">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9" office:value-type="date" office:date-value="2013-12-03">
            <text:p>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3">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9" office:value-type="date" office:date-value="2013-12-03">
            <text:p>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3">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9" office:value-type="date" office:date-value="2013-12-03">
            <text:p>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3">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9" office:value-type="date" office:date-value="2013-12-03">
            <text:p>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3">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9" office:value-type="date" office:date-value="2013-12-03">
            <text:p>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3">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9" office:value-type="date" office:date-value="2013-12-03">
            <text:p>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3">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9" office:value-type="date" office:date-value="2013-12-03">
            <text:p>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3">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9" office:value-type="date" office:date-value="2013-12-03">
            <text:p>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3">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9" office:value-type="date" office:date-value="2013-12-03">
            <text:p>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3">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9" office:value-type="date" office:date-value="2013-12-03">
            <text:p>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3">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9" office:value-type="date" office:date-value="2013-12-03">
            <text:p>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3">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9" office:value-type="date" office:date-value="2013-12-03">
            <text:p>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3">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9" office:value-type="date" office:date-value="2013-12-03">
            <text:p>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3">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9" office:value-type="date" office:date-value="2013-12-03">
            <text:p>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3">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9" office:value-type="date" office:date-value="2013-12-03">
            <text:p>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3">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9" office:value-type="date" office:date-value="2013-12-03">
            <text:p>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3">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9" office:value-type="date" office:date-value="2013-12-03">
            <text:p>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3">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9" office:value-type="date" office:date-value="2013-12-03">
            <text:p>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3">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9" office:value-type="date" office:date-value="2013-12-03">
            <text:p>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3">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9" office:value-type="date" office:date-value="2013-12-03">
            <text:p>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3">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9" office:value-type="date" office:date-value="2013-12-03">
            <text:p>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3">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9" office:value-type="date" office:date-value="2013-12-03">
            <text:p>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3">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9" office:value-type="date" office:date-value="2013-12-03">
            <text:p>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3">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9" office:value-type="date" office:date-value="2013-12-03">
            <text:p>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3">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9" office:value-type="date" office:date-value="2013-12-03">
            <text:p>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3">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9" office:value-type="date" office:date-value="2013-12-03">
            <text:p>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3">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9" office:value-type="date" office:date-value="2013-12-03">
            <text:p>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3">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9" office:value-type="date" office:date-value="2013-12-03">
            <text:p>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3">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3">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9" office:value-type="date" office:date-value="2013-12-03">
            <text:p>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3">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9" office:value-type="date" office:date-value="2013-12-03">
            <text:p>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3">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3">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9" office:value-type="date" office:date-value="2013-12-03">
            <text:p>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3">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9" office:value-type="date" office:date-value="2013-12-03">
            <text:p>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3">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9" office:value-type="date" office:date-value="2013-12-03">
            <text:p>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3">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9" office:value-type="date" office:date-value="2013-12-03">
            <text:p>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3">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9" office:value-type="date" office:date-value="2013-12-03">
            <text:p>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3">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9" office:value-type="date" office:date-value="2013-12-03">
            <text:p>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3">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9" office:value-type="date" office:date-value="2013-12-03">
            <text:p>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3">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9" office:value-type="date" office:date-value="2013-12-03">
            <text:p>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3">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9" office:value-type="date" office:date-value="2013-12-03">
            <text:p>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3">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9" office:value-type="date" office:date-value="2013-12-03">
            <text:p>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3">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9" office:value-type="date" office:date-value="2013-12-03">
            <text:p>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3">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9" office:value-type="date" office:date-value="2013-12-03">
            <text:p>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3">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9" office:value-type="date" office:date-value="2013-12-03">
            <text:p>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3">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9" office:value-type="date" office:date-value="2013-12-03">
            <text:p>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3">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9" office:value-type="date" office:date-value="2013-12-03">
            <text:p>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3">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9" office:value-type="date" office:date-value="2013-12-03">
            <text:p>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3">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9" office:value-type="date" office:date-value="2013-12-03">
            <text:p>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3">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3">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9" office:value-type="date" office:date-value="2013-12-03">
            <text:p>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3">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9" office:value-type="date" office:date-value="2013-12-03">
            <text:p>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3">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9" office:value-type="date" office:date-value="2013-12-03">
            <text:p>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3">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9" office:value-type="date" office:date-value="2013-12-03">
            <text:p>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3">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3">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9" office:value-type="date" office:date-value="2013-12-03">
            <text:p>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3">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9" office:value-type="date" office:date-value="2013-12-03">
            <text:p>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3">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9" office:value-type="date" office:date-value="2013-12-03">
            <text:p>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3">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9" office:value-type="date" office:date-value="2013-12-03">
            <text:p>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3">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9" office:value-type="date" office:date-value="2013-12-03">
            <text:p>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3">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9" office:value-type="date" office:date-value="2013-12-03">
            <text:p>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3">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9" office:value-type="date" office:date-value="2013-12-03">
            <text:p>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3">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9" office:value-type="date" office:date-value="2013-12-03">
            <text:p>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3">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9" office:value-type="date" office:date-value="2013-12-03">
            <text:p>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3">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9" office:value-type="date" office:date-value="2013-12-03">
            <text:p>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3">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9" office:value-type="date" office:date-value="2013-12-03">
            <text:p>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3">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9" office:value-type="date" office:date-value="2013-12-03">
            <text:p>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3">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9" office:value-type="date" office:date-value="2013-12-03">
            <text:p>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3">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9" office:value-type="date" office:date-value="2013-12-03">
            <text:p>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3">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9" office:value-type="date" office:date-value="2013-12-03">
            <text:p>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3">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9" office:value-type="date" office:date-value="2013-12-03">
            <text:p>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3">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9" office:value-type="date" office:date-value="2013-12-04">
            <text:p>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3">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9" office:value-type="date" office:date-value="2013-12-04">
            <text:p>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3">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6" office:value-type="string">
            <text:p>Send issue to Helpdesk</text:p>
          </table:table-cell>
          <table:table-cell table:style-name="ce9" office:value-type="date" office:date-value="2013-01-15">
            <text:p>15/1/20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3">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9" office:value-type="date" office:date-value="2013-12-04">
            <text:p>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3">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6" office:value-type="string">
            <text:p>You must accept the terms</text:p>
          </table:table-cell>
          <table:table-cell table:style-name="ce9" office:value-type="date" office:date-value="2013-12-04">
            <text:p>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3">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9"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3">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9"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3">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9"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3">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9"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3">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9"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3">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 of nomination</text:p>
          </table:table-cell>
          <table:table-cell table:style-name="ce9" office:value-type="date" office:date-value="2013-12-11">
            <text:p>11/12/2013</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of nomination">
            <text:p>FEKCheckbox=No discipline reported in FEK (Government Gazette) of nomination</text:p>
          </table:table-cell>
          <table:table-cell table:number-columns-repeated="1016"/>
        </table:table-row>
        <table:table-row table:style-name="ro3">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9"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3">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6" office:value-type="string">
            <text:p>I accept the terms of use</text:p>
          </table:table-cell>
          <table:table-cell table:style-name="ce9"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3">
          <table:table-cell table:style-name="ce2" office:value-type="string">
            <text:p>Instructions_ShibbolethRegistration</text:p>
          </table:table-cell>
          <table:table-cell table:style-name="ce6"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6"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9"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3">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9"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3">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9"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3">
          <table:table-cell table:style-name="ce3" office:value-type="string">
            <text:p>btn_resendVerificationEmail</text:p>
          </table:table-cell>
          <table:table-cell table:style-name="ce7" office:value-type="string">
            <text:p>Επαναποστολή e-mail ενεργοποίησης</text:p>
          </table:table-cell>
          <table:table-cell table:style-name="ce3" office:value-type="string">
            <text:p>btn_resendVerificationEmail</text:p>
          </table:table-cell>
          <table:table-cell table:style-name="ce3" office:value-type="string">
            <text:p>Resend Verification e-mail</text:p>
          </table:table-cell>
          <table:table-cell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3" office:value-type="string">
            <text:p>error.login.wrong.registration.type</text:p>
          </table:table-cell>
          <table:table-cell table:style-name="ce7" office:value-type="string">
            <text:p>Ο χρήστης δεν υποστηρίζει το συγκεκριμένο τρόπο εισόδου</text:p>
          </table:table-cell>
          <table:table-cell table:style-name="ce3" office:value-type="string">
            <text:p>error.login.wrong.registration.type</text:p>
          </table:table-cell>
          <table:table-cell table:style-name="ce3" office:value-type="string">
            <text:p>User does not support this authentication method</text:p>
          </table:table-cell>
          <table:table-cell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5">
          <table:table-cell office:value-type="string">
            <text:p>account_helpdesk_for_edit</text:p>
          </table:table-cell>
          <table:table-cell table:style-name="ce7" office:value-type="string">
            <text:p>Για να αλλάξετε κάποιο από τα ήδη συμπληρωμένα στοιχεία του λογαριασμού ή του προφίλ σας θα πρέπει να επικοινωνήσετε με το &lt;a href=”<text:a xlink:href="https://apella.minedu.gov.gr/contact">https://apella.minedu.gov.gr/contact</text:a>”&gt;Γραφείο Αρωγής Χρηστών&lt;/a&gt;.</text:p>
          </table:table-cell>
          <table:table-cell office:value-type="string">
            <text:p>account_helpdesk_for_edit</text:p>
          </table:table-cell>
          <table:table-cell table:style-name="ce7" office:value-type="string">
            <text:p><text:span text:style-name="T2">In order to change some of the already filled data of your account or profile please contact the &lt;a href="</text:span><text:span text:style-name="T2"><text:a xlink:href="https://apella.minedu.gov.gr/en/contact-en">https://apella.minedu.gov.gr/en/contact-en</text:a></text:span><text:span text:style-name="T2">"&gt;Helpdesk&lt;/a&gt;.</text:span></text:p>
          </table:table-cell>
          <table:table-cell office:value-type="date" office:date-value="2014-01-07">
            <text:p>7/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3">
          <table:table-cell table:style-name="ce2" office:value-type="string">
            <text:p>ApellaTerms</text:p>
          </table:table-cell>
          <table:table-cell table:style-name="ce6"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6"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9" office:value-type="date" office:date-value="2014-01-07">
            <text:p>7/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3">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9" office:value-type="date" office:date-value="2014-01-07">
            <text:p>7/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3">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9" office:value-type="date" office:date-value="2014-01-07">
            <text:p>7/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3">
          <table:table-cell table:style-name="ce2" office:value-type="string">
            <text:p>Instructions_ShibbolethLogin</text:p>
          </table:table-cell>
          <table:table-cell table:style-name="ce6"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6"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style-name="ce9" office:value-type="date" office:date-value="2014-01-07">
            <text:p>7/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number-columns-repeated="1016"/>
        </table:table-row>
        <table:table-row table:style-name="ro3">
          <table:table-cell office:value-type="string">
            <text:p>menu_home</text:p>
          </table:table-cell>
          <table:table-cell office:value-type="string">
            <text:p>Κεντρική</text:p>
          </table:table-cell>
          <table:table-cell office:value-type="string">
            <text:p>menu_home</text:p>
          </table:table-cell>
          <table:table-cell office:value-type="string">
            <text:p>Home</text:p>
          </table:table-cell>
          <table:table-cell office:value-type="date" office:date-value="2014-01-07">
            <text:p>7/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3">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9" office:value-type="date" office:date-value="2014-01-07">
            <text:p>7/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3">
          <table:table-cell table:style-name="ce5" office:value-type="string">
            <text:p>IssueType_REGISTRATION</text:p>
          </table:table-cell>
          <table:table-cell office:value-type="string">
            <text:p>Εγγραφή/Πιστοποίηση</text:p>
          </table:table-cell>
          <table:table-cell table:style-name="ce5" office:value-type="string">
            <text:p>IssueType_REGISTRATION</text:p>
          </table:table-cell>
          <table:table-cell office:value-type="string">
            <text:p>Registration</text:p>
          </table:table-cell>
          <table:table-cell office:value-type="date" office:date-value="2014-01-14">
            <text:p>14/1/20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3">
          <table:table-cell table:style-name="ce5" office:value-type="string">
            <text:p>IssueType_GENERAL_INFORMATION</text:p>
          </table:table-cell>
          <table:table-cell office:value-type="string">
            <text:p>γενικές πληροφορίες</text:p>
          </table:table-cell>
          <table:table-cell table:style-name="ce5" office:value-type="string">
            <text:p>IssueType_GENERAL_INFORMATION</text:p>
          </table:table-cell>
          <table:table-cell office:value-type="string">
            <text:p>General information</text:p>
          </table:table-cell>
          <table:table-cell office:value-type="date" office:date-value="2014-01-14">
            <text:p>14/1/20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3">
          <table:table-cell table:style-name="ce5" office:value-type="string">
            <text:p>IssueType_LOGIN</text:p>
          </table:table-cell>
          <table:table-cell office:value-type="string">
            <text:p>θέματα πρόσβασης</text:p>
          </table:table-cell>
          <table:table-cell table:style-name="ce5" office:value-type="string">
            <text:p>IssueType_LOGIN</text:p>
          </table:table-cell>
          <table:table-cell office:value-type="string">
            <text:p>Access issues</text:p>
          </table:table-cell>
          <table:table-cell office:value-type="date" office:date-value="2014-01-14">
            <text:p>14/1/20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3">
          <table:table-cell table:style-name="ce5" office:value-type="string">
            <text:p>IssueType_ACCOUNT_MODIFICATION</text:p>
          </table:table-cell>
          <table:table-cell office:value-type="string">
            <text:p>μεταβολή στοιχείων</text:p>
          </table:table-cell>
          <table:table-cell table:style-name="ce5" office:value-type="string">
            <text:p>IssueType_ACCOUNT_MODIFICATION</text:p>
          </table:table-cell>
          <table:table-cell office:value-type="string">
            <text:p>Data changes</text:p>
          </table:table-cell>
          <table:table-cell office:value-type="date" office:date-value="2014-01-14">
            <text:p>14/1/20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3">
          <table:table-cell table:style-name="ce5" office:value-type="string">
            <text:p>IssueType_ERROR</text:p>
          </table:table-cell>
          <table:table-cell office:value-type="string">
            <text:p>Πρόβλημα</text:p>
          </table:table-cell>
          <table:table-cell table:style-name="ce5" office:value-type="string">
            <text:p>IssueType_ERROR</text:p>
          </table:table-cell>
          <table:table-cell office:value-type="string">
            <text:p>Problem</text:p>
          </table:table-cell>
          <table:table-cell office:value-type="date" office:date-value="2014-01-14">
            <text:p>14/1/20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3">
          <table:table-cell table:style-name="ce5" office:value-type="string">
            <text:p>IssueType_COMPLAINT</text:p>
          </table:table-cell>
          <table:table-cell office:value-type="string">
            <text:p>Παράπονα</text:p>
          </table:table-cell>
          <table:table-cell table:style-name="ce5" office:value-type="string">
            <text:p>IssueType_COMPLAINT</text:p>
          </table:table-cell>
          <table:table-cell office:value-type="string">
            <text:p>Complaints</text:p>
          </table:table-cell>
          <table:table-cell office:value-type="date" office:date-value="2014-01-14">
            <text:p>14/1/20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3">
          <table:table-cell office:value-type="string">
            <text:p>menu_issues</text:p>
          </table:table-cell>
          <table:table-cell office:value-type="string">
            <text:p>Επικοινωνία με Γραφειο Αρωγής</text:p>
          </table:table-cell>
          <table:table-cell office:value-type="string">
            <text:p>menu_issues</text:p>
          </table:table-cell>
          <table:table-cell office:value-type="string">
            <text:p>Helpdesk Form</text:p>
          </table:table-cell>
          <table:table-cell office:value-type="date" office:date-value="2014-01-15">
            <text:p>15/1/20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ιο Αρωγής">
            <text:p>menu_issues=Επικοινωνία με Γραφειο Αρωγής</text:p>
          </table:table-cell>
          <table:table-cell table:formula="of:=CONCATENATE([.C480];&quot;=&quot;;[.D480])" office:value-type="string" office:string-value="menu_issues=Helpdesk Form">
            <text:p>menu_issues=Helpdesk Form</text:p>
          </table:table-cell>
          <table:table-cell table:number-columns-repeated="1016"/>
        </table:table-row>
        <table:table-row table:style-name="ro3">
          <table:table-cell office:value-type="string">
            <text:p>IssueListTitle</text:p>
          </table:table-cell>
          <table:table-cell office:value-type="string">
            <text:p>Λίστα δελτίων που απεστάλησαν στο γραφείο Αρωγής Χρηστών</text:p>
          </table:table-cell>
          <table:table-cell office:value-type="string">
            <text:p>IssueListTitle</text:p>
          </table:table-cell>
          <table:table-cell office:value-type="string">
            <text:p>List of Issues sent to Helpdesk</text:p>
          </table:table-cell>
          <table:table-cell office:value-type="date" office:date-value="2014-01-15">
            <text:p>15/1/2014</text:p>
          </table:table-cell>
          <table:table-cell table:formula="of:=IF([.A481]=[.C481];&quot;OK&quot;;&quot;ERROR&quot;)" office:value-type="string" office:string-value="OK">
            <text:p>OK</text:p>
          </table:table-cell>
          <table:table-cell table:formula="of:=CONCATENATE([.A481];&quot;=&quot;;[.B481])" office:value-type="string" office:string-value="IssueListTitle=Λίστα δελτίων που απεστάλησαν στο γραφείο Αρωγής Χρηστών">
            <text:p>IssueListTitle=Λίστα δελτίων που απεστάλησαν στο γραφείο Αρωγής Χρηστών</text:p>
          </table:table-cell>
          <table:table-cell table:formula="of:=CONCATENATE([.C481];&quot;=&quot;;[.D481])" office:value-type="string" office:string-value="IssueListTitle=List of Issues sent to Helpdesk">
            <text:p>IssueListTitle=List of Issues sent to Helpdesk</text:p>
          </table:table-cell>
          <table:table-cell table:number-columns-repeated="1016"/>
        </table:table-row>
        <table:table-row table:style-name="ro3">
          <table:table-cell office:value-type="string">
            <text:p>IssueType</text:p>
          </table:table-cell>
          <table:table-cell office:value-type="string">
            <text:p>Τύπος δελτίου</text:p>
          </table:table-cell>
          <table:table-cell office:value-type="string">
            <text:p>IssueType</text:p>
          </table:table-cell>
          <table:table-cell office:value-type="string">
            <text:p>Issue Type</text:p>
          </table:table-cell>
          <table:table-cell office:value-type="date" office:date-value="2014-01-15">
            <text:p>15/1/2014</text:p>
          </table:table-cell>
          <table:table-cell table:formula="of:=IF([.A482]=[.C482];&quot;OK&quot;;&quot;ERROR&quot;)" office:value-type="string" office:string-value="OK">
            <text:p>OK</text:p>
          </table:table-cell>
          <table:table-cell table:formula="of:=CONCATENATE([.A482];&quot;=&quot;;[.B482])" office:value-type="string" office:string-value="IssueType=Τύπος δελτίου">
            <text:p>IssueType=Τύπος δελτίου</text:p>
          </table:table-cell>
          <table:table-cell table:formula="of:=CONCATENATE([.C482];&quot;=&quot;;[.D482])" office:value-type="string" office:string-value="IssueType=Issue Type">
            <text:p>IssueType=Issue Type</text:p>
          </table:table-cell>
          <table:table-cell table:number-columns-repeated="1016"/>
        </table:table-row>
        <table:table-row table:style-name="ro3">
          <table:table-cell office:value-type="string">
            <text:p>IssueCall</text:p>
          </table:table-cell>
          <table:table-cell office:value-type="string">
            <text:p>Είδος Κλήσης</text:p>
          </table:table-cell>
          <table:table-cell office:value-type="string">
            <text:p>IssueCall</text:p>
          </table:table-cell>
          <table:table-cell office:value-type="string">
            <text:p>Call</text:p>
          </table:table-cell>
          <table:table-cell office:value-type="date" office:date-value="2014-01-15">
            <text:p>15/1/20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3">
          <table:table-cell office:value-type="string">
            <text:p>IssueCall_INCOMING</text:p>
          </table:table-cell>
          <table:table-cell office:value-type="string">
            <text:p>Εισερχόμενη</text:p>
          </table:table-cell>
          <table:table-cell office:value-type="string">
            <text:p>IssueCall_INCOMING</text:p>
          </table:table-cell>
          <table:table-cell office:value-type="string">
            <text:p>Incoming</text:p>
          </table:table-cell>
          <table:table-cell office:value-type="date" office:date-value="2014-01-15">
            <text:p>15/1/20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3">
          <table:table-cell office:value-type="string">
            <text:p>IssueCall_OUTGOING</text:p>
          </table:table-cell>
          <table:table-cell office:value-type="string">
            <text:p>Εξερχόμενη</text:p>
          </table:table-cell>
          <table:table-cell office:value-type="string">
            <text:p>IssueCall_OUTGOING</text:p>
          </table:table-cell>
          <table:table-cell office:value-type="string">
            <text:p>Outgoing</text:p>
          </table:table-cell>
          <table:table-cell office:value-type="date" office:date-value="2014-01-15">
            <text:p>15/1/20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3">
          <table:table-cell office:value-type="string">
            <text:p>IssueSummary</text:p>
          </table:table-cell>
          <table:table-cell office:value-type="string">
            <text:p>Θέμα</text:p>
          </table:table-cell>
          <table:table-cell office:value-type="string">
            <text:p>IssueSummary</text:p>
          </table:table-cell>
          <table:table-cell office:value-type="string">
            <text:p>Subject</text:p>
          </table:table-cell>
          <table:table-cell office:value-type="date" office:date-value="2014-01-15">
            <text:p>15/1/20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3">
          <table:table-cell office:value-type="string">
            <text:p>IssueStatus</text:p>
          </table:table-cell>
          <table:table-cell office:value-type="string">
            <text:p>Κατάσταση</text:p>
          </table:table-cell>
          <table:table-cell office:value-type="string">
            <text:p>IssueStatus</text:p>
          </table:table-cell>
          <table:table-cell office:value-type="string">
            <text:p>Status</text:p>
          </table:table-cell>
          <table:table-cell office:value-type="date" office:date-value="2014-01-15">
            <text:p>15/1/20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3">
          <table:table-cell office:value-type="string">
            <text:p>IssueStatus_OPEN</text:p>
          </table:table-cell>
          <table:table-cell office:value-type="string">
            <text:p>Ανοιχτό</text:p>
          </table:table-cell>
          <table:table-cell office:value-type="string">
            <text:p>IssueStatus_OPEN</text:p>
          </table:table-cell>
          <table:table-cell office:value-type="string">
            <text:p>Open</text:p>
          </table:table-cell>
          <table:table-cell office:value-type="date" office:date-value="2014-01-15">
            <text:p>15/1/20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3">
          <table:table-cell office:value-type="string">
            <text:p>IssueStatus_CLOSED</text:p>
          </table:table-cell>
          <table:table-cell office:value-type="string">
            <text:p>Κλειστό</text:p>
          </table:table-cell>
          <table:table-cell office:value-type="string">
            <text:p>IssueStatus_CLOSED</text:p>
          </table:table-cell>
          <table:table-cell office:value-type="string">
            <text:p>Closed</text:p>
          </table:table-cell>
          <table:table-cell office:value-type="date" office:date-value="2014-01-15">
            <text:p>15/1/20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5">
          <table:table-cell office:value-type="string">
            <text:p>IssueStatus_<text:span text:style-name="T1">IN_PROGRESS</text:span></text:p>
          </table:table-cell>
          <table:table-cell office:value-type="string">
            <text:p>Σε επεξεργασία</text:p>
          </table:table-cell>
          <table:table-cell office:value-type="string">
            <text:p>IssueStatus_<text:span text:style-name="T1">IN_PROGRESS</text:span></text:p>
          </table:table-cell>
          <table:table-cell office:value-type="string">
            <text:p>In progress</text:p>
          </table:table-cell>
          <table:table-cell office:value-type="date" office:date-value="2014-01-15">
            <text:p>15/1/2014</text:p>
          </table:table-cell>
          <table:table-cell table:formula="of:=IF([.A490]=[.C490];&quot;OK&quot;;&quot;ERROR&quot;)" office:value-type="string" office:string-value="OK">
            <text:p>OK</text:p>
          </table:table-cell>
          <table:table-cell table:formula="of:=CONCATENATE([.A490];&quot;=&quot;;[.B490])" office:value-type="string" office:string-value="IssueStatus_IN_PROGRESS=Σε επεξεργασία">
            <text:p>IssueStatus_IN_PROGRESS=Σε επεξεργασία</text:p>
          </table:table-cell>
          <table:table-cell table:formula="of:=CONCATENATE([.C490];&quot;=&quot;;[.D490])" office:value-type="string" office:string-value="IssueStatus_IN_PROGRESS=In progress">
            <text:p>IssueStatus_IN_PROGRESS=In progress</text:p>
          </table:table-cell>
          <table:table-cell table:number-columns-repeated="1016"/>
        </table:table-row>
        <table:table-row table:style-name="ro5">
          <table:table-cell office:value-type="string">
            <text:p>IssueStatus_<text:span text:style-name="T1">REOPENED</text:span></text:p>
          </table:table-cell>
          <table:table-cell office:value-type="string">
            <text:p>Ανοιχτό εκ νέου</text:p>
          </table:table-cell>
          <table:table-cell office:value-type="string">
            <text:p>IssueStatus_<text:span text:style-name="T1">REOPENED</text:span></text:p>
          </table:table-cell>
          <table:table-cell office:value-type="string">
            <text:p>Reopened</text:p>
          </table:table-cell>
          <table:table-cell office:value-type="date" office:date-value="2014-01-15">
            <text:p>15/1/2014</text:p>
          </table:table-cell>
          <table:table-cell table:formula="of:=IF([.A491]=[.C491];&quot;OK&quot;;&quot;ERROR&quot;)" office:value-type="string" office:string-value="OK">
            <text:p>OK</text:p>
          </table:table-cell>
          <table:table-cell table:formula="of:=CONCATENATE([.A491];&quot;=&quot;;[.B491])" office:value-type="string" office:string-value="IssueStatus_REOPENED=Ανοιχτό εκ νέου">
            <text:p>IssueStatus_REOPENED=Ανοιχτό εκ νέου</text:p>
          </table:table-cell>
          <table:table-cell table:formula="of:=CONCATENATE([.C491];&quot;=&quot;;[.D491])" office:value-type="string" office:string-value="IssueStatus_REOPENED=Reopened">
            <text:p>IssueStatus_REOPENED=Reopened</text:p>
          </table:table-cell>
          <table:table-cell table:number-columns-repeated="1016"/>
        </table:table-row>
        <table:table-row table:style-name="ro5">
          <table:table-cell office:value-type="string">
            <text:p>IssueStatus_<text:span text:style-name="T1">RESOLVED</text:span></text:p>
          </table:table-cell>
          <table:table-cell office:value-type="string">
            <text:p>Λυμένο</text:p>
          </table:table-cell>
          <table:table-cell office:value-type="string">
            <text:p>IssueStatus_<text:span text:style-name="T1">RESOLVED</text:span></text:p>
          </table:table-cell>
          <table:table-cell office:value-type="string">
            <text:p>Resolved</text:p>
          </table:table-cell>
          <table:table-cell office:value-type="date" office:date-value="2014-01-15">
            <text:p>15/1/2014</text:p>
          </table:table-cell>
          <table:table-cell table:formula="of:=IF([.A492]=[.C492];&quot;OK&quot;;&quot;ERROR&quot;)" office:value-type="string" office:string-value="OK">
            <text:p>OK</text:p>
          </table:table-cell>
          <table:table-cell table:formula="of:=CONCATENATE([.A492];&quot;=&quot;;[.B492])" office:value-type="string" office:string-value="IssueStatus_RESOLVED=Λυμένο">
            <text:p>IssueStatus_RESOLVED=Λυμένο</text:p>
          </table:table-cell>
          <table:table-cell table:formula="of:=CONCATENATE([.C492];&quot;=&quot;;[.D492])" office:value-type="string" office:string-value="IssueStatus_RESOLVED=Resolved">
            <text:p>IssueStatus_RESOLVED=Resolved</text:p>
          </table:table-cell>
          <table:table-cell table:number-columns-repeated="1016"/>
        </table:table-row>
        <table:table-row table:style-name="ro3">
          <table:table-cell office:value-type="string">
            <text:p>IssueUpdated</text:p>
          </table:table-cell>
          <table:table-cell office:value-type="string">
            <text:p>Τελευταία Τροποποίηση</text:p>
          </table:table-cell>
          <table:table-cell office:value-type="string">
            <text:p>IssueUpdated</text:p>
          </table:table-cell>
          <table:table-cell table:style-name="ce8" office:value-type="string">
            <text:p>Last update</text:p>
          </table:table-cell>
          <table:table-cell office:value-type="date" office:date-value="2014-01-15">
            <text:p>15/1/20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3">
          <table:table-cell office:value-type="string">
            <text:p>btn_resendLoginEmail</text:p>
          </table:table-cell>
          <table:table-cell office:value-type="string">
            <text:p>Επαναποστολή e-mail εισόδου</text:p>
          </table:table-cell>
          <table:table-cell office:value-type="string">
            <text:p>btn_resendLoginEmail</text:p>
          </table:table-cell>
          <table:table-cell office:value-type="string">
            <text:p>Resend Login Email</text:p>
          </table:table-cell>
          <table:table-cell office:value-type="date" office:date-value="2014-01-15">
            <text:p>15/1/20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3" table:number-rows-repeated="1048081">
          <table:table-cell table:number-columns-repeated="1024"/>
        </table:table-row>
        <table:table-row table:style-name="ro3">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8000" number:language="el" number:country="GR">
      <number:number number:min-integer-digits="1"/>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5">15/01/2014</text:date>, <text:time>16:00:0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15T16:00:05</dc:date>
    <dc:creator>Angelos Lenis</dc:creator>
    <meta:generator>OpenOffice/4.0.1$Unix OpenOffice.org_project/401m5$Build-9714</meta:generator>
    <meta:editing-duration>PT3H45M34S</meta:editing-duration>
    <meta:editing-cycles>26</meta:editing-cycles>
    <meta:document-statistic meta:table-count="3" meta:cell-count="4423" meta:object-count="0"/>
    <meta:user-defined meta:name=""/>
  </office:meta>
</office:document-meta>
</file>